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4.31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1.55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2.356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</style:style>
    <style:style style:name="gr8" style:family="graphic" style:parent-style-name="standard">
      <style:graphic-properties draw:stroke="none" draw:fill="none" fo:min-height="3.556cm"/>
    </style:style>
    <style:style style:name="gr9" style:family="graphic" style:parent-style-name="standard">
      <style:graphic-properties draw:stroke="none" draw:fill="none" fo:min-height="1.5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text-properties fo:font-size="20pt" fo:font-weight="bold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text-properties fo:font-size="18pt" fo:font-style="italic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18pt" fo:font-style="italic" fo:font-weight="bold" style:font-size-asian="18pt" style:font-size-complex="18pt"/>
    </style:style>
    <style:style style:name="T1" style:family="text">
      <style:text-properties fo:font-size="20pt" fo:font-weight="bold" style:font-size-asian="18pt" style:font-size-complex="18pt"/>
    </style:style>
    <style:style style:name="T2" style:family="text">
      <style:text-properties fo:font-size="18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cm" svg:height="1.6cm" svg:x="3.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cm" svg:height="1.6cm" svg:x="15.7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99cm" svg:height="1.6cm" svg:x="19.3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8cm" svg:y1="8.201cm" svg:x2="20.2cm" svg:y2="9.001cm">
          <text:p/>
        </draw:line>
        <draw:line draw:style-name="gr3" draw:text-style-name="P2" draw:layer="layout" svg:x1="10.4cm" svg:y1="7.3cm" svg:x2="15.8cm" svg:y2="7.3cm">
          <text:p/>
        </draw:line>
        <draw:frame draw:style-name="gr4" draw:text-style-name="P3" draw:layer="layout" svg:width="6.8cm" svg:height="2.606cm" svg:x="21.2cm" svg:y="4.694cm">
          <draw:text-box>
            <text:p>./arm-netpport</text:p>
            <text:p>Listening on port 8363</text:p>
            <text:p>Listening on port 8364</text:p>
          </draw:text-box>
        </draw:frame>
        <draw:frame draw:style-name="gr5" draw:text-style-name="P3" draw:layer="layout" svg:width="7.792cm" svg:height="1.673cm" svg:x="14.106cm" svg:y="3.774cm">
          <draw:text-box>
            <text:p>sudo config_cat catzip.bin</text:p>
            <text:p>Programs FPGA</text:p>
          </draw:text-box>
        </draw:frame>
        <draw:frame draw:style-name="gr6" draw:text-style-name="P4" draw:layer="layout" svg:width="2.754cm" svg:height="0.962cm" svg:x="18.1cm" svg:y="6.9cm">
          <draw:text-box>
            <text:p>mypi3-5</text:p>
          </draw:text-box>
        </draw:frame>
        <draw:frame draw:style-name="gr7" draw:text-style-name="P4" draw:layer="layout" svg:width="2.233cm" svg:height="0.962cm" svg:x="19.9cm" svg:y="9.3cm">
          <draw:text-box>
            <text:p>FPGA</text:p>
          </draw:text-box>
        </draw:frame>
        <draw:frame draw:style-name="gr6" draw:text-style-name="P4" draw:layer="layout" svg:width="2.754cm" svg:height="0.962cm" svg:x="6cm" svg:y="6.7cm">
          <draw:text-box>
            <text:p>mypi3-4</text:p>
          </draw:text-box>
        </draw:frame>
        <draw:frame draw:style-name="gr8" draw:text-style-name="P3" draw:layer="layout" svg:width="13.879cm" svg:height="5.228cm" svg:x="0.2cm" svg:y="8.3cm">
          <draw:text-box>
            <text:p>./arm-wbregs -n mypi3-5 -p 8363 gpio 0x00010001</text:p>
            <text:p>Turns on 1 led on CATBOARD</text:p>
            <text:p>./arm-wbregs -n mypi3-5 -p 8363 gpio 0x00010000</text:p>
            <text:p>Turns off 1 led on CATBOARD</text:p>
            <text:p/>
          </draw:text-box>
        </draw:frame>
        <draw:frame draw:style-name="gr9" draw:text-style-name="P5" draw:layer="layout" svg:width="12.065cm" svg:height="1.825cm" svg:x="8.635cm" svg:y="1.6cm">
          <draw:text-box>
            <text:p><text:span text:style-name="T1">Remote Control FPGARaspBian</text:span></text:p>
          </draw:text-box>
        </draw:frame>
        <draw:frame draw:style-name="gr10" draw:text-style-name="P4" draw:layer="layout" svg:width="3.978cm" svg:height="0.962cm" svg:x="21.8cm" svg:y="8.3cm">
          <draw:text-box>
            <text:p>CATBOARD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6.8cm" svg:height="1.6cm" svg:x="3.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cm" svg:height="1.6cm" svg:x="15.7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99cm" svg:height="1.6cm" svg:x="19.3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8cm" svg:y1="8.201cm" svg:x2="20.2cm" svg:y2="9.001cm">
          <text:p/>
        </draw:line>
        <draw:line draw:style-name="gr3" draw:text-style-name="P2" draw:layer="layout" svg:x1="10.4cm" svg:y1="7.3cm" svg:x2="15.8cm" svg:y2="7.3cm">
          <text:p/>
        </draw:line>
        <draw:frame draw:style-name="gr4" draw:text-style-name="P3" draw:layer="layout" svg:width="6.8cm" svg:height="2.606cm" svg:x="21.2cm" svg:y="4.694cm">
          <draw:text-box>
            <text:p><text:s/></text:p>
          </draw:text-box>
        </draw:frame>
        <draw:frame draw:style-name="gr5" draw:text-style-name="P3" draw:layer="layout" svg:width="7.792cm" svg:height="1.673cm" svg:x="14.106cm" svg:y="3.774cm">
          <draw:text-box>
            <text:p><text:s/></text:p>
          </draw:text-box>
        </draw:frame>
        <draw:frame draw:style-name="gr6" draw:text-style-name="P8" draw:layer="layout" svg:width="2.898cm" svg:height="0.962cm" svg:x="18.1cm" svg:y="6.9cm">
          <draw:text-box>
            <text:p text:style-name="P7"><text:span text:style-name="T2">mypi3-5</text:span></text:p>
          </draw:text-box>
        </draw:frame>
        <draw:frame draw:style-name="gr7" draw:text-style-name="P8" draw:layer="layout" svg:width="2.267cm" svg:height="0.962cm" svg:x="19.9cm" svg:y="9.3cm">
          <draw:text-box>
            <text:p text:style-name="P7"><text:span text:style-name="T2">FPGA</text:span></text:p>
          </draw:text-box>
        </draw:frame>
        <draw:frame draw:style-name="gr12" draw:text-style-name="P8" draw:layer="layout" svg:width="2.898cm" svg:height="0.962cm" svg:x="6cm" svg:y="6.7cm">
          <draw:text-box>
            <text:p text:style-name="P7"><text:span text:style-name="T2">mypi3-4</text:span></text:p>
          </draw:text-box>
        </draw:frame>
        <draw:frame draw:style-name="gr8" draw:text-style-name="P3" draw:layer="layout" svg:width="13.879cm" svg:height="3.806cm" svg:x="0.2cm" svg:y="8.3cm">
          <draw:text-box>
            <text:p><text:s/></text:p>
            <text:p/>
          </draw:text-box>
        </draw:frame>
        <draw:frame draw:style-name="gr13" draw:text-style-name="P5" draw:layer="layout" svg:width="14.2cm" svg:height="1.039cm" svg:x="8cm" svg:y="1.6cm">
          <draw:text-box>
            <text:p><text:span text:style-name="T1">Remote Control FPGA Bare Metal Ultibo</text:span></text:p>
          </draw:text-box>
        </draw:frame>
        <draw:frame draw:style-name="gr10" draw:text-style-name="P8" draw:layer="layout" svg:width="4.079cm" svg:height="0.962cm" svg:x="21.8cm" svg:y="8.3cm">
          <draw:text-box>
            <text:p text:style-name="P7"><text:span text:style-name="T2">CATBOARD</text:span></text:p>
          </draw:text-box>
        </draw:frame>
        <draw:frame draw:style-name="gr14" draw:text-style-name="P8" draw:layer="layout" svg:width="14.176cm" svg:height="7.361cm" svg:x="11.2cm" svg:y="11.8cm">
          <draw:text-box>
            <text:p text:style-name="P7"><text:span text:style-name="T2">After programming the FPGA turns on 3 leds.</text:span></text:p>
            <text:p text:style-name="P7"><text:span text:style-name="T2">telnet mypi3-5 5050</text:span></text:p>
            <text:p text:style-name="P7"><text:span text:style-name="T2">Trying 192.168.1.215...</text:span></text:p>
            <text:p text:style-name="P7"><text:span text:style-name="T2">Connected to mypi3-5.</text:span></text:p>
            <text:p text:style-name="P7"><text:span text:style-name="T2">Escape character is '^]'.</text:span></text:p>
            <text:p text:style-name="P7"><text:span text:style-name="T2">gpio 0x00070000 turns off all leds</text:span></text:p>
            <text:p text:style-name="P7"><text:span text:style-name="T2">gpio 0x00010001 turns on 1st led</text:span></text:p>
            <text:p text:style-name="P7"><text:span text:style-name="T2">gpio 0x00020002 turns on 2nd led</text:span></text:p>
            <text:p text:style-name="P7"><text:span text:style-name="T2">gpio 0x00040004 turns on 3rd led</text:span></text:p>
            <text:p text:style-name="P7"><text:span text:style-name="T2">gpio 0x00070000 turns off all led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="Arrow" draw:marker-start-width="0.2cm" draw:marker-end="Arrow" draw:marker-end-width="0.2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1:42:02.583303358</meta:creation-date>
    <dc:date>2018-06-19T14:12:35.681247558</dc:date>
    <meta:editing-duration>PT1H46M19S</meta:editing-duration>
    <meta:editing-cycles>3</meta:editing-cycles>
    <meta:generator>LibreOffice/5.2.7.2$Linux_ARM_EABI LibreOffice_project/20m0$Build-2</meta:generator>
    <meta:document-statistic meta:object-count="52"/>
  </office:meta>
</office:document-meta>
</file>